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ce style:name="Verdana" svg:font-family="Verdana, Arial, 'Trebuchet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solid"/>
    </style:style>
    <style:style style:name="P2" style:family="paragraph" style:parent-style-name="Standard">
      <style:text-properties style:text-line-through-style="solid"/>
    </style:style>
    <style:style style:name="P3" style:family="paragraph" style:parent-style-name="Standard">
      <style:text-properties style:text-line-through-style="solid" style:text-underline-style="none"/>
    </style:style>
    <style:style style:name="P4" style:family="paragraph" style:parent-style-name="Standard">
      <style:text-properties style:text-line-through-style="none"/>
    </style:style>
    <style:style style:name="P5" style:family="paragraph" style:parent-style-name="Standard">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text-properties fo:font-variant="normal" fo:text-transform="none" fo:color="#000000" style:font-name="Verdana" fo:font-size="10.5pt" fo:letter-spacing="normal" fo:font-style="normal" fo:font-weight="normal"/>
    </style:style>
    <style:style style:name="P7" style:family="paragraph" style:parent-style-name="Standard">
      <style:text-properties style:text-line-through-style="solid"/>
    </style:style>
    <style:style style:name="P8" style:family="paragraph" style:parent-style-name="Text_20_body">
      <style:paragraph-properties fo:margin-left="0cm" fo:margin-right="0cm" fo:text-indent="0cm" style:auto-text-indent="false"/>
      <style:text-properties fo:font-variant="normal" fo:text-transform="none" fo:color="#000000" style:text-line-through-style="solid" style:font-name="Verdana" fo:font-size="10.5pt" fo:letter-spacing="normal" fo:font-style="normal" fo:font-weight="normal"/>
    </style:style>
    <style:style style:name="P9" style:family="paragraph" style:parent-style-name="Heading_20_3">
      <style:text-properties fo:font-variant="normal" fo:text-transform="none" fo:color="#222222" style:text-line-through-style="solid" style:font-name="Verdana" fo:font-size="14.25pt" fo:letter-spacing="normal" fo:font-style="normal" fo:font-weight="normal"/>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weight="bold"/>
    </style:style>
    <style:style style:name="T5" style:family="text">
      <style:text-properties style:text-line-through-style="solid"/>
    </style:style>
  </office:automatic-styles>
  <office:body>
    <office:text text:use-soft-page-breaks="true">
      <text:tracked-changes text:track-changes="false">
        <text:changed-region xml:id="ct98242440" text:id="ct98242440">
          <text:insertion>
            <office:change-info>
              <dc:creator>Gemma Wright</dc:creator>
              <dc:date>2014-01-26T10:56:07.24</dc:date>
            </office:change-info>
          </text:insertion>
        </text:changed-region>
        <text:changed-region xml:id="ct98242336" text:id="ct98242336">
          <text:deletion>
            <office:change-info>
              <dc:creator>Gemma Wright</dc:creator>
              <dc:date>2014-01-26T10:56:07.24</dc:date>
            </office:change-info>
            <text:p text:style-name="P1">backups folder</text:p>
          </text:deletion>
        </text:changed-region>
        <text:changed-region xml:id="ct98242232" text:id="ct98242232">
          <text:insertion>
            <office:change-info>
              <dc:creator>Gemma Wright</dc:creator>
              <dc:date>2014-01-26T10:56:07.24</dc:date>
            </office:change-info>
          </text:insertion>
        </text:changed-region>
        <text:changed-region xml:id="ct98242752" text:id="ct98242752">
          <text:insertion>
            <office:change-info>
              <dc:creator>Gemma Wright</dc:creator>
              <dc:date>2014-01-26T10:56:07.24</dc:date>
            </office:change-info>
          </text:insertion>
        </text:changed-region>
        <text:changed-region xml:id="ct98242856" text:id="ct98242856">
          <text:insertion>
            <office:change-info>
              <dc:creator>Gemma Wright</dc:creator>
              <dc:date>2014-01-26T10:56:07.24</dc:date>
            </office:change-info>
          </text:insertion>
        </text:changed-region>
        <text:changed-region xml:id="ct98242960" text:id="ct98242960">
          <text:insertion>
            <office:change-info>
              <dc:creator>Gemma Wright</dc:creator>
              <dc:date>2014-01-26T10:56:07.24</dc:date>
            </office:change-info>
          </text:insertion>
        </text:changed-region>
        <text:changed-region xml:id="ct98243064" text:id="ct98243064">
          <text:insertion>
            <office:change-info>
              <dc:creator>Gemma Wright</dc:creator>
              <dc:date>2014-01-26T10:56:07.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iguts PP Process Checklist</text:p>
      <text:p text:style-name="Standard"/>
      <text:p text:style-name="Standard"/>
      <text:p text:style-name="Standard">This checklist is made for use with Guiguts and refers to Guiguts commands and menu items. For versions 0.2 or earlier, see Guiguts PP Process Checklist 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P5"><text:change-start text:change-id="ct98242440"/><text:span text:style-name="T1">projectID520ac57ca4059</text:span> </text:p>
      <text:p text:style-name="Standard"><text:change-end text:change-id="ct98242440"/><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change text:change-id="ct98242336"/></text:p>
      <text:p text:style-name="Standard"/>
      <text:p text:style-name="P1">Check for guiguts updates</text:p>
      <text:p text:style-name="P1"/>
      <text:p text:style-name="P1">Check textfile for problematic proofernames</text:p>
      <text:p text:style-name="P1"/>
      <text:p text:style-name="P1"><text:s text:c="4"/>make sure file separators end in a hyphen</text:p>
      <text:p text:style-name="P1"><text:s text:c="4"/>Search for:</text:p>
      <text:p text:style-name="P1"/>
      <text:p text:style-name="P1"><text:s text:c="4"/>(-----File(.*)[^-]$)</text:p>
      <text:p text:style-name="P1"/>
      <text:p text:style-name="P1"><text:s text:c="4"/>and replace with:</text:p>
      <text:p text:style-name="P1"/>
      <text:p text:style-name="P1"><text:s text:c="4"/>$1-----</text:p>
      <text:p text:style-name="P1"/>
      <text:p text:style-name="P1"><text:s text:c="4"/>check proofer names for problematic characters</text:p>
      <text:p text:style-name="P1"><text:s text:c="4"/>Search for:</text:p>
      <text:p text:style-name="P1"/>
      <text:p text:style-name="P1"><text:s text:c="4"/>(-----File: [a-z0-9]+\.png.*)\.(.*\-+$)</text:p>
      <text:p text:style-name="P1"/>
      <text:p text:style-name="P1"><text:s text:c="4"/>and replace with:</text:p>
      <text:p text:style-name="P1"/>
      <text:p text:style-name="P1"><text:s text:c="4"/>$1_$2</text:p>
      <text:p text:style-name="P1"/>
      <text:p text:style-name="P1"><text:soft-page-break/><text:s text:c="4"/>if any of the page separators got changed:</text:p>
      <text:p text:style-name="P1"><text:s text:c="8"/>save the file and close it</text:p>
      <text:p text:style-name="P1"><text:s text:c="8"/>delete the corresponding .bin file</text:p>
      <text:p text:style-name="P1"><text:s text:c="8"/>reopen the file and save it again </text:p>
      <text:p text:style-name="Standard"/>
      <text:p text:style-name="Standard"/>
      <text:p text:style-name="P1">2. Sequential Inspection of Text (4-20 hr.)</text:p>
      <text:p text:style-name="P1"/>
      <text:p text:style-name="P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1"/>
      <text:p text:style-name="P1">Either way, be sure to turn on automatic scanno highlighting before starting during this pass.</text:p>
      <text:p text:style-name="P1"/>
      <text:p text:style-name="P1">Check for:</text:p>
      <text:p text:style-name="P1"/>
      <text:p text:style-name="P1"><text:s text:c="4"/>Proper markup of &lt;i&gt;italic&lt;/i&gt; and &lt;b&gt;bold&lt;/b&gt;. </text:p>
      <text:p text:style-name="P1"/>
      <text:p text:style-name="P1"><text:s text:c="4"/>Watch for punctuation wrongly contained in markups, such as &lt;i&gt;(ibid.&lt;/i&gt; or &lt;b&gt;Subtopic.&lt;/b&gt;. </text:p>
      <text:p text:style-name="P1"/>
      <text:p text:style-name="P1"><text:s text:c="4"/>Proper markup of Greek and other transliterations (content check later)</text:p>
      <text:p text:style-name="P1"><text:s text:c="4"/>Block material all marked in some fashion:</text:p>
      <text:p text:style-name="P1"><text:s text:c="8"/>poetry, misc. tabular in /* */</text:p>
      <text:p text:style-name="P1"><text:s text:c="8"/>block quotes in /# #/</text:p>
      <text:p text:style-name="P1"><text:s text:c="8"/>Fix block markups that cross page boundaries now or in the next step </text:p>
      <text:p text:style-name="P1"><text:s text:c="4"/>Figures properly in [Illustration: caption]</text:p>
      <text:p text:style-name="P1"><text:s text:c="8"/>check: caption text agrees with List of Illustrations (if any)</text:p>
      <text:p text:style-name="P1"><text:s text:c="8"/>consistent spelling, abbreviation, capitalization in captions </text:p>
      <text:p text:style-name="P1"><text:s text:c="4"/>Fix Footnotes, Illustrations still inside a paragraph.</text:p>
      <text:p text:style-name="P1"><text:s text:c="8"/>move outside paragraph to next or prior page as appropriate</text:p>
      <text:p text:style-name="P1"><text:s text:c="8"/>don't worry about duplicate footnote number/symbol now</text:p>
      <text:p text:style-name="P1"><text:s text:c="8"/>sidenotes handled later </text:p>
      <text:p text:style-name="P1"><text:s text:c="4"/>Make notes of things that will need attention in the HTML:</text:p>
      <text:p text:style-name="P1"><text:s text:c="8"/>Author cross-references like "(p. 150)" and "see page 222" that should become links.</text:p>
      <text:p text:style-name="P1"><text:s text:c="8"/>How the editor laid out special sections such as tables and sidebars. </text:p>
      <text:p text:style-name="Standard"/>
      <text:p text:style-name="Standard"/>
      <text:p text:style-name="Standard"/>
      <text:p text:style-name="Standard"><text:span text:style-name="T5">3. Fix Block Markups and Proofer Notes</text:span> (15-60 min.)</text:p>
      <text:p text:style-name="Standard"/>
      <text:p text:style-name="Standard"><text:s/><text:span text:style-name="T5"><text:s text:c="3"/>Use the Search menu to step through all /* */ blocks.</text:span></text:p>
      <text:p text:style-name="P1"><text:s text:c="8"/>check for a blank line before and after markup</text:p>
      <text:p text:style-name="P1"><text:s text:c="8"/>make sure correct type of markup used</text:p>
      <text:p text:style-name="P1"><text:s text:c="8"/>close-up where broken at page boundaries</text:p>
      <text:p text:style-name="P1"><text:s text:c="8"/>apply specific indent value if desired</text:p>
      <text:p text:style-name="P1"><text:s text:c="8"/>convert poetry from /*..*/ to /P..P/</text:p>
      <text:p text:style-name="P1"><text:s text:c="8"/>make sure poetry line numbers are at least two spaces to the right of the line. </text:p>
      <text:p text:style-name="P1"><text:s text:c="4"/>Use the Search menu to step through all /#..#/ blocks</text:p>
      <text:p text:style-name="P1"><text:s text:c="8"/>check for a blank line before and after markup</text:p>
      <text:p text:style-name="P1"><text:s text:c="8"/>make sure correct type of markup used</text:p>
      <text:p text:style-name="P1"><text:s text:c="8"/>close-up where broken at page boundaries</text:p>
      <text:p text:style-name="P1"><text:soft-page-break/><text:s text:c="8"/>check consistent indentation of block text</text:p>
      <text:p text:style-name="P1"><text:s text:c="8"/>apply specific margin values if desired </text:p>
      <text:p text:style-name="P1"><text:s text:c="4"/>Use Find Orphaned Brackets and Find Orphaned Markup to check and correct orphans of each type in turn. Do not omit the lowly parenthesis, often mis-scanned as curly-brace.</text:p>
      <text:p text:style-name="Standard"><text:s text:c="6"/><text:span text:style-name="T5"><text:s/>resolve proofer's notes, which are indicated by asterisks [** this is a proofer's note] </text:span></text:p>
      <text:p text:style-name="P1"/>
      <text:p text:style-name="P1"><text:s text:c="4"/>Use Search Menu, Search for Asterisks w/o slash, keep clicking "Search" to check all asterisks in document.</text:p>
      <text:p text:style-name="P1">look for malformed thought-breaks (5 stars)</text:p>
      <text:p text:style-name="Standard"/>
      <text:p text:style-name="Standard"/>
      <text:p text:style-name="Standard">4. Basic Fixup (10 min.)</text:p>
      <text:p text:style-name="Standard"/>
      <text:p text:style-name="P1"><text:s text:c="4"/>Run Fixup with all options checked.</text:p>
      <text:p text:style-name="P1"><text:s text:c="4"/>Run Remove end of line spaces </text:p>
      <text:p text:style-name="Standard"/>
      <text:p text:style-name="Standard"/>
      <text:p text:style-name="P3">5. Format Front Matter (15 min.)</text:p>
      <text:p text:style-name="P3"/>
      <text:p text:style-name="P3"><text:s text:c="4"/>Format the title page, preserving as much of the original material as possible. Protect in /X...X/ (no rewrap, no indent) or /F...F/ (the same, except that it will be centered in the html version).</text:p>
      <text:p text:style-name="P3"><text:s text:c="4"/>Edit the TOC. Find each matching chapter head; make sure heads are 1:1 with TOC. Protect TOC with /X...X/.</text:p>
      <text:p text:style-name="P3"><text:s text:c="4"/>If book has illustrations, edit or create List of Illustrations (Note: this is not a requirement). Make sure it is 1:1 with [Illustration] captions. Protect with /X...X/. </text:p>
      <text:p text:style-name="Standard"/>
      <text:p text:style-name="P1">6. Edit Transliterations (0-? hr.)</text:p>
      <text:p text:style-name="P1"/>
      <text:p text:style-name="P1"><text:s text:c="4"/>Use Search Menu, Find Transliterations (which searches for a left-bracket followed by anything other than F, I or S using the regular expression \[[^FIS]). Check the content of each transliteration. For Greek, use the Greek Transliteration Tool. </text:p>
      <text:p text:style-name="Standard"/>
      <text:p text:style-name="P1"/>
      <text:p text:style-name="P1">7. Remove Visible Page Breaks (10-30 min.)</text:p>
      <text:p text:style-name="P1"><text:tab/></text:p>
      <text:p text:style-name="P1"><text:tab/>Sort out page labels first</text:p>
      <text:p text:style-name="P1"><text:s text:c="4"/>Run Fix Page Separators to remove visible page separators </text:p>
      <text:p text:style-name="Standard"/>
      <text:p text:style-name="Standard">8. Apply Word-Frequency Checks (10-60 min.)</text:p>
      <text:p text:style-name="Standard"/>
      <text:p text:style-name="Standard">Open the Word Frequency report. Double click on a word to search for it.</text:p>
      <text:p text:style-name="Standard"/>
      <text:p text:style-name="P1"><text:s text:c="4"/>Set the Frq switch; click All Words. List is now sorted by word frequency; scroll to the end and skim up the list of words that only appear 1 time looking for oddities and obvious misspellings.</text:p>
      <text:p text:style-name="P1"><text:s text:c="4"/>Click Character Cnts.</text:p>
      <text:p text:style-name="P1"><text:s text:c="8"/>Note characters that appear only once, check usage.</text:p>
      <text:p text:style-name="P1"><text:s text:c="8"/>Check for equal counts of left &amp; right parens and brackets. </text:p>
      <text:p text:style-name="P1"><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3"/><text:span text:style-name="T5"><text:s/>Click Emdashes. This shows words with emdashes in them as well as similar words without emdashes (aka: suspects) marked with ****. Check suspects against the text and page images.</text:span> <text:soft-page-break/><text:span text:style-name="T5">Preserve author's intent even when inconsistent. Hint: Enable the Suspects flag and click Emdashes again to see only suspects words.</text:span></text:p>
      <text:p text:style-name="Standard"><text:s text:c="2"/><text:span text:style-name="T5"><text:s text:c="2"/>Click Hyphens. Same as Emdashes above but for Hyphens.</text:span></text:p>
      <text:p text:style-name="Standard"><text:s text:c="4"/><text:span text:style-name="T5">Click Alpha/num. Scan list for one/ell and oh/zero errors</text:span>.</text:p>
      <text:p text:style-name="Standard"><text:s text:c="4"/><text:span text:style-name="T5">Click ALL CAPS. Scan list looking for oddities.</text:span></text:p>
      <text:p text:style-name="Standard"><text:s text:c="3"/><text:span text:style-name="T5"><text:s/>Click MiXeD CasE. Scan list looking for letters such as o that sometimes OCR wrongly as uppercase. Oh/zero errors can show up here, too.</text:span></text:p>
      <text:p text:style-name="Standard"><text:s text:c="4"/><text:span text:style-name="T5">Click Check Accents. Scan list looking for mistakes, inconsistent usages.</text:span></text:p>
      <text:p text:style-name="Standard"><text:s/><text:span text:style-name="T5"><text:s text:c="3"/>Click Check , Upper. Scan list for comma-for-period errors.</text:span></text:p>
      <text:p text:style-name="Standard"><text:s/><text:span text:style-name="T5"><text:s text:c="3"/>Click Check . Lower. Scan list for period-for-comma errors.</text:span></text:p>
      <text:p text:style-name="Standard"><text:s text:c="3"/><text:span text:style-name="T5"><text:s/>Click Ital/Bold/SC. Scan list for incorrect or inconsistent use of italics, bold face, and small caps.</text:span></text:p>
      <text:p text:style-name="Standard"><text:s text:c="3"/><text:span text:style-name="T5"><text:s/>Click Ligatures. Scan list for incorrect or inconsistent use of ae and oe ligatures.</text:span> </text:p>
      <text:p text:style-name="Standard"/>
      <text:p text:style-name="Standard"/>
      <text:p text:style-name="Standard"/>
      <text:p text:style-name="Standard">9. Apply Scanno Checks (1-3 hr.)</text:p>
      <text:p text:style-name="Standard"/>
      <text:p text:style-name="Standard">See this topic for usage of the scanno checks.<text:change-start text:change-id="ct98242232"/> http://www.pgdp.net/wiki/PPTools/Guiguts/Searching#Using_Scanno_Searches<text:change-end text:change-id="ct98242232"/></text:p>
      <text:p text:style-name="Standard"/>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Standard"/>
      <text:p text:style-name="P1">10. Apply Gutcheck (10-45 min.)</text:p>
      <text:p text:style-name="P1"/>
      <text:p text:style-name="P1">Start the Gutcheck Process.</text:p>
      <text:p text:style-name="P1"/>
      <text:p text:style-name="P1"><text:s text:c="4"/>Work through the list, correcting as appropriate. </text:p>
      <text:p text:style-name="Standard"/>
      <text:p text:style-name="P1">11. Apply Spellcheck (30-90 min.)</text:p>
      <text:p text:style-name="P1"/>
      <text:p text:style-name="P1">Start the spellcheck process.</text:p>
      <text:p text:style-name="P1"/>
      <text:p text:style-name="P1"><text:s text:c="4"/>Proceed through the document, correcting words or adding them to the project dictionary as appropriate. </text:p>
      <text:p text:style-name="Standard"/>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 [** 1 footnote]</text:p>
      <text:p text:style-name="P1"/>
      <text:p text:style-name="P1">Read the discussion and follow the steps on this page.</text:p>
      <text:p text:style-name="P1"><text:soft-page-break/>14. Fix Poetry Line Numbers (0-20 min.)</text:p>
      <text:p text:style-name="P1"/>
      <text:p text:style-name="P1">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Standard"/>
      <text:h text:style-name="P9" text:outline-level="3"><text:change-start text:change-id="ct98242752"/>15a. Consider page numbers and curly quotes.</text:h>
      <text:p text:style-name="P8">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8">2. Consider whether you want curly quotes in both the utf8.txt version and in the html version. If so, then now is the time to put them in, before the split in step 16.</text:p>
      <text:p text:style-name="Standard"/>
      <text:p text:style-name="Standard"/>
      <text:p text:style-name="P1"><text:change-end text:change-id="ct98242752"/>**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Standard"/>
      <text:p text:style-name="Standard"/>
      <text:p text:style-name="Standard">17. Convert &lt;tb&gt;, Italic, Bold, and Smallcap (10 min.)</text:p>
      <text:p text:style-name="Standard"/>
      <text:p text:style-name="P1">Sort out man, woman and sideways f</text:p>
      <text:p text:style-name="Standard"/>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oft-page-break/><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Standard"/>
      <text:p text:style-name="Standard">18. Fix ASCII Tables (0-? hr.)</text:p>
      <text:p text:style-name="Standard"/>
      <text:p text:style-name="Standard"><text:s text:c="4"/>Use Search&gt;Find Next /**/ Block to step through all tabular material.</text:p>
      <text:p text:style-name="Standard"><text:s text:c="8"/>Compare to page image; reformat to best convey author intent.</text:p>
      <text:p text:style-name="Standard"><text:s text:c="8"/>For complex tables, use <text:a xlink:type="simple" xlink:href="http://www.pgdp.net/wiki/PPTools/Guiguts/Tables">Table Special Effects</text:a> to reformat. </text:p>
      <text:p text:style-name="Standard"/>
      <text:p text:style-name="Standard">19. Rewrap and Clear Rewrap Markers (10-30 min.)</text:p>
      <text:p text:style-name="Standard"/>
      <text:p text:style-name="Standard"><text:s text:c="4"/>Save the file if any unsaved changes.</text:p>
      <text:p text:style-name="Standard"><text:s text:c="4"/>Use Edit&gt;Select All then Selection&gt;Rewrap Selection. Wait while rewrap completes.</text:p>
      <text:p text:style-name="Standard"><text:s text:c="4"/>Page through entire text, looking for improper indentation. If found, re-open, clicking NO when asked if you want to save the edits. Find and fix broken rewrap markups. Repeat this step.</text:p>
      <text:p text:style-name="Standard"><text:s text:c="4"/>Open Fixup&gt;Footnote Fixup; tidy up footnotes. See this discussion.</text:p>
      <text:p text:style-name="Standard"><text:s text:c="4"/>Remove all rewrap markers: see this page.</text:p>
      <text:p text:style-name="Standard"><text:s text:c="4"/>Use Fixup&gt;Remove End-of-line Spaces.</text:p>
      <text:p text:style-name="Standard"><text:s text:c="4"/>Use Fixup&gt;Run Gutcheck and resolve any new issues.</text:p>
      <text:p text:style-name="Standard"><text:s text:c="4"/>Save the document. </text:p>
      <text:p text:style-name="Standard"/>
      <text:p text:style-name="Standard">20. Determine Character Coding (5-60 min.)</text:p>
      <text:p text:style-name="Standard"/>
      <text:p text:style-name="P6"><text:change-start text:change-id="ct98242856"/><text:span text:style-name="T4">WARNING</text:span> - Before you start</text:p>
      <text:p text:style-name="P6">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text:soft-page-break/>"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6">Before you spend time creating multiple versions - <text:span text:style-name="T4">ask for advice</text:span> from your PP mentor, an experienced PPer/PPVer, or in the forums. If you say what "special" characters you have, then someone will be able to help you decide which text version(s) is most appropriate.</text:p>
      <text:p text:style-name="P6">End of <text:span text:style-name="T4">WARNING</text:span></text:p>
      <text:p text:style-name="Standard"/>
      <text:p text:style-name="Standard"/>
      <text:p text:style-name="Standard"><text:change-end text:change-id="ct98242856"/>Character codes are described here. You need to understand the coding your etext uses.</text:p>
      <text:p text:style-name="Standard"/>
      <text:p text:style-name="Standard">First, apply Fixup &gt; Convert Windows CP 1252 characters to Unicode. This gets rid of any Windows-unique characters but may insert Unicode characters in their place.<text:change-start text:change-id="ct98242960"/><text:span text:style-name="T2"> </text:span><text:span text:style-name="T3">[**Probably no longer necessary, but maybe harmless]</text:span> <text:change-end text:change-id="ct98242960"/></text:p>
      <text:p text:style-name="Standard"/>
      <text:p text:style-name="Standard">Search with the regex \P{IsASCII} (note uppercase P). If nothing is found, the book now contains only characters from the 7-bit ASCII set and you are done.</text:p>
      <text:p text:style-name="Standard"/>
      <text:p text:style-name="Standard">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Standard"/>
      <text:p text:style-name="Standard">If your text has symbols from Latin-1 or Unicode, read or re-read this item of the Gutenberg FAQ. This section and this one in DP's post-processing FAQ have additional information about characters sets and when to make more than one text version.<text:change-start text:change-id="ct98243064"/><text:span text:style-name="T3">Note that the above-mentioned PG documentation is old, and that PG now create "lower" versions, such as the ASCII version automatically from the Latin-1 version you upload.</text:span> <text:change-end text:change-id="ct98243064"/><text:s/>Decide if you will upload a single version or if you should do the division into ASCII and high-bit versions. If you will do it, then:</text:p>
      <text:p text:style-name="Standard"/>
      <text:p text:style-name="Standard"><text:s text:c="4"/>Use File&gt;Save As to "fork" your single document into versions: </text:p>
      <text:p text:style-name="Standard"/>
      <text:p text:style-name="Standard"><text:s text:c="4"/>bookname-asc for a pure-ASCII version; </text:p>
      <text:p text:style-name="Standard"><text:s text:c="4"/>bookname-lt1 for a version with Latin-1 accented characters; </text:p>
      <text:p text:style-name="Standard"><text:s text:c="4"/>and/or bookname-utf8 for a version that has Unicode characters. </text:p>
      <text:p text:style-name="Standard"/>
      <text:p text:style-name="Standard">Note that the "-asc" and so forth should not replace the normal .txt at the end of the file name. You will end up with files named bookname-utf8.txt, etc., under this naming scheme.</text:p>
      <text:p text:style-name="Standard"/>
      <text:p text:style-name="Standard"><text:s text:c="4"/>Open bookname-asc.</text:p>
      <text:p text:style-name="Standard"><text:s text:c="4"/>Search with the regex \P{IsASCII} (note uppercase P) to step through each character not 7-bit ASCII</text:p>
      <text:p text:style-name="Standard"><text:s text:c="4"/>Replace each, using some consistent substitution scheme (for example, ['e] for é, etc.).</text:p>
      <text:p text:style-name="Standard"><text:s text:c="4"/>Add a "Transcriber's Note" to the head of the text to document your substitution scheme.</text:p>
      <text:p text:style-name="Standard"><text:s text:c="4"/>In a similar manner, search bookname-lt1 for Unicode characters and replace them with Latin-1 equivalents. Add a "Transcriber's Note" to document the substitutions. </text:p>
      <text:p text:style-name="Standard"><text:soft-page-break/></text:p>
      <text:p text:style-name="Standard">Pure-ASCII etext bookname-asc and optional Latin-1 bookname-lt1 and bookname-utf8 are ready to upload!</text:p>
      <text:p text:style-name="Standard"/>
      <text:p text:style-name="Standard"/>
      <text:p text:style-name="Standard">22. Process Hi-resolution Images (? hr.)</text:p>
      <text:p text:style-name="Standard"/>
      <text:p text:style-name="Standard">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Standard"/>
      <text:p text:style-name="Standard"><text:s text:c="4"/>Load image from the originals folder (see step 1)</text:p>
      <text:p text:style-name="Standard"><text:s text:c="4"/>Straighten it (almost all scanned images are off-perpendicular; some are trapezoidal owing to the page not being flat on the scan window).</text:p>
      <text:p text:style-name="Standard"><text:s text:c="4"/>Crop it to remove all redundant white space and borders (provide margins and borders with CSS styling of the &lt;img&gt; markup).</text:p>
      <text:p text:style-name="Standard"><text:s text:c="4"/>Correct the contrast (you must have calibrated your monitor, see this page).</text:p>
      <text:p text:style-name="Standard"><text:s text:c="4"/>Sharpen.</text:p>
      <text:p text:style-name="Standard"><text:s text:c="4"/>Correct any major scratches, freckles, dirt, etc.</text:p>
      <text:p text:style-name="Standard"><text:s text:c="4"/>Save in the subfolder images using appropriate type:</text:p>
      <text:p text:style-name="Standard"><text:s text:c="8"/>Line drawings in .png at 8 bits per pixel (not the default 24-bit RGB format).</text:p>
      <text:p text:style-name="Standard"><text:s text:c="8"/>Photographs as .jpg with an appropriate compression level such as (Photoshop) level 6. </text:p>
      <text:p text:style-name="Standard"/>
      <text:p text:style-name="Standard"/>
      <text:p text:style-name="Standard"/>
      <text:p text:style-name="Standard">21. Prepare HTML Edition (4-? hr.)</text:p>
      <text:p text:style-name="Standard"/>
      <text:p text:style-name="Standard"><text:s text:c="4"/>Open bookname.html that was saved in step 16.</text:p>
      <text:p text:style-name="Standard">Sort out man, woman and sideways f</text:p>
      <text:p text:style-name="Standard"><text:s text:c="4"/>If you will insert visible page numbers or anchors at page boundaries, then configure the page labels before proceeding</text:p>
      <text:p text:style-name="Standard"><text:s text:c="4"/>Check the footnotes and move them to the Landing Zones you have decided on, as described in the PPTools/Guiguts/Footnotes.</text:p>
      <text:p text:style-name="Standard"><text:s text:c="4"/>It is preferable for the source line-breaks to match the book; however HTML poetry markup won't work unless /P..P/ sections have been rewrapped. If the book has much poetry, rewrap it all; else select and rewrap poetry sections individually.</text:p>
      <text:p text:style-name="Standard"><text:s text:c="4"/>Don't remove the rewrap markers. These are needed for generation of proper HTML.</text:p>
      <text:p text:style-name="Standard"><text:s text:c="4"/>Open the HTML Palette and set optional switches as desired.</text:p>
      <text:p text:style-name="Standard"><text:s text:c="4"/>Apply Automatic HTML conversion and wait while it completes.</text:p>
      <text:p text:style-name="Standard"><text:s text:c="4"/>Save the file and open it in a browser.</text:p>
      <text:p text:style-name="Standard"><text:s text:c="4"/>Scroll through looking for systematic errors. (Title pages, tables, etc. will look terrible; no matter). If automatic conversion messed up, delete the file and start this step over with the backup file.</text:p>
      <text:p text:style-name="Standard"><text:s text:c="4"/>Page through the book looking for text that was not handled well by automatic HTML generation, in particular:</text:p>
      <text:p text:style-name="Standard"><text:s text:c="8"/>Title pages.</text:p>
      <text:p text:style-name="Standard"><text:s text:c="8"/>Tables.</text:p>
      <text:p text:style-name="Standard"><text:s text:c="8"/>Tables of Contents and Indexes, which are best formatted using unsigned lists, rather than the markup Guiguts generates for /$..$/.</text:p>
      <text:p text:style-name="Standard"><text:s text:c="8"/>Illustrations. </text:p>
      <text:p text:style-name="Standard"><text:s text:c="4"/>Use the element-markup buttons in the HTML Palette to mark up these areas. Use regex replacements to make systematic changes.</text:p>
      <text:p text:style-name="Standard"><text:soft-page-break/><text:s text:c="4"/>Open the file in one or more web browsers (Internet Explorer and at least one other such as Firefox or Netscape) using the "View in Browser" button. Page through the entire book.</text:p>
      <text:p text:style-name="Standard"><text:s text:c="8"/>Where you see a problem, make a correction in Guiguts, save the file, and click the "reload" button in each browser. </text:p>
      <text:p text:style-name="Standard"><text:s text:c="4"/>Hyperlink page references in text, TOC, and index (discussed here).</text:p>
      <text:p text:style-name="Standard"><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Standard"/>
      <text:p text:style-name="P4">** Create transcriber's note</text:p>
      <text:p text:style-name="P4"/>
      <text:p text:style-name="P4">Format to look like original:</text:p>
      <text:p text:style-name="P4">** chapter headings.</text:p>
      <text:p text:style-name="P4">** <text:a xlink:type="simple" xlink:href="http://www.pgdp.net/wiki/Accessibility_Recipes/Dropcaps">Drop caps.</text:a></text:p>
      <text:p text:style-name="P4">** correspondence</text:p>
      <text:p text:style-name="P4">** Thought breaks to match image</text:p>
      <text:p text:style-name="P4">** footnotes</text:p>
      <text:p text:style-name="P4"><text:a xlink:type="simple" xlink:href="http://www.pgdp.net/wiki/Accessibility_Recipes/Footnotes">Make footnotes accessible</text:a></text:p>
      <text:p text:style-name="P4"><text:a xlink:type="simple" xlink:href="http://www.pgdp.net/wiki/Accessibility_Recipes/Emphasis">Change &lt;i&gt; and &lt;b&gt; to appropriate markup</text:a></text:p>
      <text:p text:style-name="Standard"/>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Standard"><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Standard"><text:s text:c="4"/>Use the Image Check button to check the correctness of links to images.</text:p>
      <text:p text:style-name="Standard"><text:s text:c="4"/>Use the Check All button to run all of the above checks, especially if you make any further changes. Always run these checks one more time before submitting. </text:p>
      <text:p text:style-name="Standard"/>
      <text:p text:style-name="Standard"/>
      <text:p text:style-name="Standard"><text:s text:c="4"/>Page through entire HTML book making sure that each image is being loaded correctly. Test each thumbnail if used. </text:p>
      <text:p text:style-name="Standard"/>
      <text:p text:style-name="Standard"><text:a xlink:type="simple" xlink:href="http://www.pgdp.net/wiki/Accessible_HTML_eBooks#Tools">Do accessibility checks</text:a></text:p>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oft-page-break/><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 </text:p>
      <text:p text:style-name="Standard"/>
      <text:p text:style-name="Standard"><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 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 </text:p>
      <text:p text:style-name="Standard"/>
      <text:p text:style-name="Standard"><text:s text:c="4"/>Especially note the character code (7-bit, Latin-1, or Unicode) of the single .txt file, or the differences between multiple etext files. </text:p>
      <text:p text:style-name="Standard"/>
      <text:p text:style-name="Standard"><text:s text:c="4"/>use the Browse button to navigate to the zipped file. Wait while it uploads, which can take quite a while. </text:p>
      <text:p text:style-name="Standard"/>
      <text:p text:style-name="Standard">Ta-daaaa! Finished!! † Treat yourself to your favorite beverage! When refreshed, return to Step 1.</text:p>
      <text:p text:style-name="Standard"/>
      <text:p text:style-name="Standard">†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ce style:name="Verdana" svg:font-family="Verdana, Arial, 'Trebuchet M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1-26T21:06:54.21</dc:date>
    <dc:creator>Gemma Wright</dc:creator>
    <meta:editing-duration>PT9H26S</meta:editing-duration>
    <meta:editing-cycles>27</meta:editing-cycles>
    <meta:generator>OpenOffice/4.0.1$Win32 OpenOffice.org_project/401m5$Build-9714</meta:generator>
    <meta:document-statistic meta:table-count="0" meta:image-count="0" meta:object-count="0" meta:page-count="10" meta:paragraph-count="258" meta:word-count="3873" meta:character-count="24278"/>
  </office:meta>
</office:document-meta>
</file>